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9000003EF8D4CCBBDE26E09BC.png" manifest:media-type="image/png"/>
  <manifest:file-entry manifest:full-path="Pictures/10000201000001AC00000382461890E0327FBC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9.058cm" svg:height="19.007cm" svg:x="13.548cm" svg:y="0.154cm">
            <draw:image xlink:href="Pictures/10000201000001AC00000382461890E0327FBC36.png" xlink:type="simple" xlink:show="embed" xlink:actuate="onLoad" loext:mime-type="image/png">
              <text:p/>
            </draw:image>
          </draw:frame>
          <draw:frame draw:style-name="gr1" draw:text-style-name="P1" draw:layer="layout" svg:width="12.199cm" svg:height="20.999cm" svg:x="0.508cm" svg:y="0.154cm">
            <draw:image xlink:href="Pictures/1000020100000249000003EF8D4CCBBDE26E09BC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9:44:25.062011216</meta:creation-date>
    <dc:title>jelmer_base</dc:title>
    <meta:editing-duration>PT5M59S</meta:editing-duration>
    <meta:editing-cycles>2</meta:editing-cycles>
    <meta:generator>LibreOffice/6.4.6.2$Linux_X86_64 LibreOffice_project/40$Build-2</meta:generator>
    <meta:initial-creator>Jelmer Poelstra</meta:initial-creator>
    <dc:date>2021-01-24T19:50:21.153460176</dc:date>
    <dc:creator>Jelmer Poelstra</dc:creator>
    <meta:document-statistic meta:object-count="26"/>
  </office:meta>
</office:document-meta>
</file>